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util.ArrayList;</text:p>
      <text:p text:style-name="Standard">import java.util.Arrays;</text:p>
      <text:p text:style-name="Standard">import java.util.Random;</text:p>
      <text:p text:style-name="Standard"/>
      <text:p text:style-name="Standard"/>
      <text:p text:style-name="Standard"/>
      <text:p text:style-name="Standard"/>
      <text:p text:style-name="Standard"/>
      <text:p text:style-name="Standard">public class main {</text:p>
      <text:p text:style-name="Standard"/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/>
      <text:p text:style-name="Standard"><text:tab/><text:tab/>int[] li = {1,2,3};</text:p>
      <text:p text:style-name="Standard"><text:tab/><text:tab/>int counter = 0, counter2;</text:p>
      <text:p text:style-name="Standard"><text:tab/><text:tab/>int i = 0,j,j2,k,in,in2,x,y,i2,i3,i4,i5,i6,i7,i8,i9,m;</text:p>
      <text:p text:style-name="Standard"><text:tab/><text:tab/>int indexx = 0,indexy = 0,indexya;</text:p>
      <text:p text:style-name="Standard"><text:tab/><text:tab/>int size;</text:p>
      <text:p text:style-name="Standard"><text:tab/><text:tab/></text:p>
      <text:p text:style-name="Standard"><text:tab/><text:tab/>int number;</text:p>
      <text:p text:style-name="Standard"><text:tab/><text:tab/>counter=10000000;</text:p>
      <text:p text:style-name="Standard"><text:tab/></text:p>
      <text:p text:style-name="Standard"><text:tab/><text:tab/>for(number=0;number&lt;15;number++)</text:p>
      <text:p text:style-name="Standard"><text:tab/><text:tab/>{</text:p>
      <text:p text:style-name="Standard"><text:tab/><text:tab/>ArrayList&lt;ArrayList&lt;Integer&gt;&gt; merge = new ArrayList&lt;ArrayList&lt;Integer&gt;&gt;();</text:p>
      <text:p text:style-name="Standard"><text:tab/><text:tab/></text:p>
      <text:p text:style-name="Standard"><text:tab/><text:tab/>for(in=1;in&lt;5;in++)</text:p>
      <text:p text:style-name="Standard"><text:tab/><text:tab/>{</text:p>
      <text:p text:style-name="Standard"><text:tab/><text:tab/><text:tab/>ArrayList&lt;Integer&gt; temp = new ArrayList&lt;Integer&gt;(Arrays.asList(in));</text:p>
      <text:p text:style-name="Standard"><text:tab/><text:tab/><text:tab/>merge.add(temp);</text:p>
      <text:p text:style-name="Standard"><text:tab/><text:tab/>}</text:p>
      <text:p text:style-name="Standard"><text:tab/><text:tab/>/*System.out.println("this is merge at the beggining");</text:p>
      <text:p text:style-name="Standard"><text:tab/><text:tab/>for(in=0;in&lt;4;in++)</text:p>
      <text:p text:style-name="Standard"><text:tab/><text:tab/>{</text:p>
      <text:p text:style-name="Standard"><text:tab/><text:tab/><text:tab/>System.out.println("new merge set");</text:p>
      <text:p text:style-name="Standard"><text:tab/><text:tab/><text:tab/>for(in2=0;in2&lt;(merge.get(in)).size();in2++)</text:p>
      <text:p text:style-name="Standard"><text:tab/><text:tab/><text:tab/><text:tab/>System.out.println((merge.get(in)).get(in2));</text:p>
      <text:p text:style-name="Standard"><text:tab/><text:tab/>}*/</text:p>
      <text:p text:style-name="Standard"><text:tab/><text:tab/></text:p>
      <text:p text:style-name="Standard"><text:tab/><text:tab/></text:p>
      <text:p text:style-name="Standard"><text:tab/><text:tab/>ArrayList&lt;Integer&gt; a = new ArrayList&lt;Integer&gt;();</text:p>
      <text:p text:style-name="Standard"><text:tab/><text:tab/>ArrayList&lt;Integer&gt; arrayx = new ArrayList&lt;Integer&gt;();</text:p>
      <text:p text:style-name="Standard"><text:tab/><text:tab/>ArrayList&lt;Integer&gt; arrayy = new ArrayList&lt;Integer&gt;();</text:p>
      <text:p text:style-name="Standard"><text:tab/><text:tab/>ArrayList&lt;ArrayList&lt;Integer&gt;&gt; list = new ArrayList&lt;ArrayList&lt;Integer&gt;&gt;();</text:p>
      <text:p text:style-name="Standard"><text:tab/><text:tab/>ArrayList&lt;Integer&gt; temp = new ArrayList&lt;Integer&gt;(Arrays.asList(1,2,4));</text:p>
      <text:p text:style-name="Standard"><text:tab/><text:tab/>list.add(temp);</text:p>
      <text:p text:style-name="Standard"><text:tab/><text:tab/>ArrayList&lt;Integer&gt; temp2 = new ArrayList&lt;Integer&gt;(Arrays.asList(2,1,3,4));</text:p>
      <text:p text:style-name="Standard"><text:tab/><text:tab/>list.add(temp2);</text:p>
      <text:p text:style-name="Standard"><text:tab/><text:tab/>ArrayList&lt;Integer&gt; temp3 = new ArrayList&lt;Integer&gt;(Arrays.asList(3,2,4));</text:p>
      <text:p text:style-name="Standard"><text:tab/><text:tab/>list.add(temp3);</text:p>
      <text:p text:style-name="Standard"><text:soft-page-break/><text:tab/><text:tab/>temp=new ArrayList&lt;Integer&gt;(Arrays.asList(4,1,2,3));</text:p>
      <text:p text:style-name="Standard"><text:tab/><text:tab/>list.add(temp);</text:p>
      <text:p text:style-name="Standard"/>
      <text:p text:style-name="Standard"><text:tab/><text:tab/>/*</text:p>
      <text:p text:style-name="Standard"><text:tab/><text:tab/>System.out.println("this is the initial list");</text:p>
      <text:p text:style-name="Standard"><text:tab/><text:tab/>for(in=0;in&lt;list.size();in++)</text:p>
      <text:p text:style-name="Standard"><text:tab/><text:tab/>{</text:p>
      <text:p text:style-name="Standard"><text:tab/><text:tab/><text:tab/>System.out.println("new vertex");</text:p>
      <text:p text:style-name="Standard"><text:tab/><text:tab/><text:tab/>for(in2=0;in2&lt;(list.get(in)).size();in2++)</text:p>
      <text:p text:style-name="Standard"><text:tab/><text:tab/><text:tab/><text:tab/>System.out.println((list.get(in)).get(in2));</text:p>
      <text:p text:style-name="Standard"><text:tab/><text:tab/>}</text:p>
      <text:p text:style-name="Standard"><text:tab/></text:p>
      <text:p text:style-name="Standard"><text:tab/><text:tab/>*/</text:p>
      <text:p text:style-name="Standard"><text:tab/><text:tab/></text:p>
      <text:p text:style-name="Standard"><text:tab/><text:tab/>size = list.size();</text:p>
      <text:p text:style-name="Standard"><text:tab/><text:tab/>Random rn = new Random();</text:p>
      <text:p text:style-name="Standard"><text:tab/><text:tab/>Random rn2 = new Random();</text:p>
      <text:p text:style-name="Standard"><text:tab/><text:tab/>//int randomNum = rand.nextInt(max - min + 1) + min;</text:p>
      <text:p text:style-name="Standard"><text:tab/><text:tab/>//Select a point x</text:p>
      <text:p text:style-name="Standard"><text:tab/><text:tab/></text:p>
      <text:p text:style-name="Standard"><text:tab/><text:tab/></text:p>
      <text:p text:style-name="Standard"><text:tab/></text:p>
      <text:p text:style-name="Standard"><text:tab/><text:tab/><text:tab/></text:p>
      <text:p text:style-name="Standard"><text:tab/><text:tab/><text:tab/></text:p>
      <text:p text:style-name="Standard"><text:tab/><text:tab/></text:p>
      <text:p text:style-name="Standard"><text:tab/><text:tab/><text:tab/></text:p>
      <text:p text:style-name="Standard"><text:tab/><text:tab/></text:p>
      <text:p text:style-name="Standard"><text:tab/><text:tab/>while(merge.size()&gt;2)</text:p>
      <text:p text:style-name="Standard"><text:tab/><text:tab/>{</text:p>
      <text:p text:style-name="Standard"><text:tab/><text:tab/><text:tab/>//System.out.println("We are doing a merge since the size of merge is "+ merge.size());</text:p>
      <text:p text:style-name="Standard"><text:tab/><text:tab/></text:p>
      <text:p text:style-name="Standard"><text:tab/><text:tab/>indexx = rn.nextInt((list.size()-1) - 0 + 1) + 0;</text:p>
      <text:p text:style-name="Standard"><text:tab/><text:tab/>x=(list.get(indexx)).get(0);</text:p>
      <text:p text:style-name="Standard"><text:tab/><text:tab/>//System.out.println("this is indexx "+indexx+" and x " +x);</text:p>
      <text:p text:style-name="Standard"><text:tab/><text:tab/>a=list.get(indexx);</text:p>
      <text:p text:style-name="Standard"><text:tab/><text:tab/></text:p>
      <text:p text:style-name="Standard">/*</text:p>
      <text:p text:style-name="Standard"><text:tab/><text:tab/><text:tab/>for(in2=0;in2&lt;a.size();in2++)</text:p>
      <text:p text:style-name="Standard"><text:tab/><text:tab/><text:tab/><text:tab/>System.out.println(a.get(in2));</text:p>
      <text:p text:style-name="Standard"><text:tab/><text:tab/><text:tab/>*/</text:p>
      <text:p text:style-name="Standard"><text:tab/><text:tab/>//Select an edge by picking an element y that x is connected to</text:p>
      <text:p text:style-name="Standard"><text:tab/><text:tab/>indexya = rn.nextInt((a.size()-1) - 1 + 1) + 1;</text:p>
      <text:p text:style-name="Standard"><text:tab/><text:tab/></text:p>
      <text:p text:style-name="Standard"><text:tab/><text:tab/>y=a.get(indexya);</text:p>
      <text:p text:style-name="Standard"><text:tab/><text:tab/></text:p>
      <text:p text:style-name="Standard"><text:tab/><text:tab/>for(i=0;i&lt;list.size();i++)</text:p>
      <text:p text:style-name="Standard"><text:tab/><text:tab/>{</text:p>
      <text:p text:style-name="Standard"><text:tab/><text:tab/><text:tab/>if((list.get(i)).get(0)==y)</text:p>
      <text:p text:style-name="Standard"><text:tab/><text:tab/><text:tab/>{</text:p>
      <text:p text:style-name="Standard"><text:tab/><text:tab/><text:tab/><text:tab/>indexy=i;</text:p>
      <text:p text:style-name="Standard"><text:tab/><text:tab/><text:tab/>}</text:p>
      <text:p text:style-name="Standard"><text:soft-page-break/><text:tab/><text:tab/>}</text:p>
      <text:p text:style-name="Standard"><text:tab/><text:tab/>//System.out.println("this is indexy "+indexy+" and y " +y);</text:p>
      <text:p text:style-name="Standard"><text:tab/><text:tab/></text:p>
      <text:p text:style-name="Standard"><text:tab/><text:tab/>arrayx=list.get(indexx);</text:p>
      <text:p text:style-name="Standard"><text:tab/><text:tab/>arrayy=list.get(indexy);</text:p>
      <text:p text:style-name="Standard"><text:tab/><text:tab/></text:p>
      <text:p text:style-name="Standard"><text:tab/><text:tab/></text:p>
      <text:p text:style-name="Standard"><text:tab/><text:tab/>//We merge the places it points too</text:p>
      <text:p text:style-name="Standard"><text:tab/><text:tab/>for(i3=1;i3&lt;arrayy.size();i3++)</text:p>
      <text:p text:style-name="Standard"><text:tab/><text:tab/>{</text:p>
      <text:p text:style-name="Standard"><text:tab/><text:tab/><text:tab/><text:tab/>(list.get(indexx)).add(arrayy.get(i3));</text:p>
      <text:p text:style-name="Standard"><text:tab/><text:tab/>}</text:p>
      <text:p text:style-name="Standard"><text:tab/><text:tab/>//System.out.println("This is the array of x after having merged");</text:p>
      <text:p text:style-name="Standard"><text:tab/><text:tab/></text:p>
      <text:p text:style-name="Standard"><text:tab/><text:tab/>//for(i4=0;i4&lt;list.get(indexx).size();i4++)</text:p>
      <text:p text:style-name="Standard"><text:tab/><text:tab/>//<text:tab/>System.out.println(list.get(indexx).get(i4));</text:p>
      <text:p text:style-name="Standard"><text:tab/>//<text:tab/>System.out.println("done");</text:p>
      <text:p text:style-name="Standard"><text:tab/><text:tab/>//We change the points to y to points to x</text:p>
      <text:p text:style-name="Standard"><text:tab/><text:tab/>for(i=0;i&lt;list.size();i++)</text:p>
      <text:p text:style-name="Standard"><text:tab/><text:tab/>{</text:p>
      <text:p text:style-name="Standard"><text:tab/><text:tab/><text:tab/>for(j=0;j&lt;(list.get(i)).size();j++)</text:p>
      <text:p text:style-name="Standard"><text:tab/><text:tab/><text:tab/>{</text:p>
      <text:p text:style-name="Standard"><text:tab/><text:tab/><text:tab/><text:tab/>if((list.get(i)).get(j)==y)</text:p>
      <text:p text:style-name="Standard"><text:tab/><text:tab/><text:tab/><text:tab/>{</text:p>
      <text:p text:style-name="Standard"><text:tab/><text:tab/><text:tab/><text:tab/><text:tab/>(list.get(i)).set(j, x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/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//We remove the self loops</text:p>
      <text:p text:style-name="Standard"><text:tab/><text:tab/>/*</text:p>
      <text:p text:style-name="Standard"><text:tab/><text:tab/>for(j=1;j&lt;(list.get(indexx)).size();j++)</text:p>
      <text:p text:style-name="Standard"><text:tab/><text:tab/>{</text:p>
      <text:p text:style-name="Standard"><text:tab/><text:tab/><text:tab/>if((list.get(indexx)).get(j)==x)</text:p>
      <text:p text:style-name="Standard"><text:tab/><text:tab/><text:tab/>{</text:p>
      <text:p text:style-name="Standard"><text:tab/><text:tab/><text:tab/><text:tab/>(list.get(indexx)).remove(j);</text:p>
      <text:p text:style-name="Standard"><text:tab/><text:tab/><text:tab/>}</text:p>
      <text:p text:style-name="Standard"><text:tab/><text:tab/><text:tab/>if((list.get(indexx)).get(j)==y)</text:p>
      <text:p text:style-name="Standard"><text:tab/><text:tab/><text:tab/>{</text:p>
      <text:p text:style-name="Standard"><text:tab/><text:tab/><text:tab/><text:tab/>(list.get(indexx)).remove(j);</text:p>
      <text:p text:style-name="Standard"><text:tab/><text:tab/><text:tab/>}</text:p>
      <text:p text:style-name="Standard"><text:tab/><text:tab/>}*/</text:p>
      <text:p text:style-name="Standard"><text:tab/><text:tab/>m=(list.get(indexx)).size();</text:p>
      <text:p text:style-name="Standard"><text:tab/><text:tab/>j2=1;</text:p>
      <text:p text:style-name="Standard"><text:tab/><text:tab/>while(j2&lt;m)</text:p>
      <text:p text:style-name="Standard"><text:tab/><text:tab/>{</text:p>
      <text:p text:style-name="Standard"><text:tab/><text:tab/><text:tab/>if((list.get(indexx)).get(j2)==x)</text:p>
      <text:p text:style-name="Standard"><text:tab/><text:tab/><text:tab/>{</text:p>
      <text:p text:style-name="Standard"><text:soft-page-break/><text:tab/><text:tab/><text:tab/><text:tab/>(list.get(indexx)).remove(j2);</text:p>
      <text:p text:style-name="Standard"><text:tab/><text:tab/><text:tab/><text:tab/>m=m-1;</text:p>
      <text:p text:style-name="Standard"><text:tab/><text:tab/><text:tab/>}</text:p>
      <text:p text:style-name="Standard"><text:tab/><text:tab/><text:tab/>else if((list.get(indexx)).get(j2)==y)</text:p>
      <text:p text:style-name="Standard"><text:tab/><text:tab/><text:tab/>{</text:p>
      <text:p text:style-name="Standard"><text:tab/><text:tab/><text:tab/><text:tab/>(list.get(indexx)).remove(j2);</text:p>
      <text:p text:style-name="Standard"><text:tab/><text:tab/><text:tab/><text:tab/>m=m-1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j2=j2+1;</text:p>
      <text:p text:style-name="Standard"><text:tab/><text:tab/><text:tab/>}</text:p>
      <text:p text:style-name="Standard"><text:tab/><text:tab/><text:tab/></text:p>
      <text:p text:style-name="Standard"><text:tab/><text:tab/><text:tab/></text:p>
      <text:p text:style-name="Standard"><text:tab/><text:tab/>}</text:p>
      <text:p text:style-name="Standard"><text:tab/><text:tab/></text:p>
      <text:p text:style-name="Standard"><text:tab/><text:tab/>//We remove the line corresponding to vertex y</text:p>
      <text:p text:style-name="Standard"><text:tab/><text:tab/>list.remove(indexy);</text:p>
      <text:p text:style-name="Standard"><text:tab/><text:tab/>/*</text:p>
      <text:p text:style-name="Standard"><text:tab/><text:tab/>System.out.println("Final list:");</text:p>
      <text:p text:style-name="Standard"><text:tab/><text:tab/>for(i5=0;i5&lt;list.size();i5++)</text:p>
      <text:p text:style-name="Standard"><text:tab/><text:tab/>{</text:p>
      <text:p text:style-name="Standard"><text:tab/><text:tab/><text:tab/>System.out.println("new vertex");</text:p>
      <text:p text:style-name="Standard"><text:tab/><text:tab/><text:tab/>for(i6=0;i6&lt;(list.get(i5)).size();i6++)</text:p>
      <text:p text:style-name="Standard"><text:tab/><text:tab/><text:tab/><text:tab/>System.out.println((list.get(i5)).get(i6));</text:p>
      <text:p text:style-name="Standard"><text:tab/><text:tab/>}*/</text:p>
      <text:p text:style-name="Standard"><text:tab/><text:tab/></text:p>
      <text:p text:style-name="Standard"><text:tab/><text:tab/>//In merge we keep a track of the points we've merged by adding y to the one that contains x</text:p>
      <text:p text:style-name="Standard"><text:tab/><text:tab/></text:p>
      <text:p text:style-name="Standard"><text:tab/><text:tab/>for(i7=0;i7&lt;merge.size();i7++)</text:p>
      <text:p text:style-name="Standard"><text:tab/><text:tab/>{</text:p>
      <text:p text:style-name="Standard"><text:tab/><text:tab/><text:tab/>if((merge.get(i7)).contains(y))</text:p>
      <text:p text:style-name="Standard"><text:tab/><text:tab/><text:tab/>{</text:p>
      <text:p text:style-name="Standard"><text:tab/><text:tab/><text:tab/><text:tab/>temp=merge.get(i7);</text:p>
      <text:p text:style-name="Standard"><text:tab/><text:tab/><text:tab/><text:tab/>merge.remove(i7);</text:p>
      <text:p text:style-name="Standard"><text:tab/><text:tab/><text:tab/>}</text:p>
      <text:p text:style-name="Standard"><text:tab/><text:tab/>}</text:p>
      <text:p text:style-name="Standard"><text:tab/></text:p>
      <text:p text:style-name="Standard"><text:tab/><text:tab/></text:p>
      <text:p text:style-name="Standard"><text:tab/><text:tab/>for(i8=0;i8&lt;merge.size();i8++)</text:p>
      <text:p text:style-name="Standard"><text:tab/><text:tab/>{</text:p>
      <text:p text:style-name="Standard"><text:tab/><text:tab/><text:tab/>if((merge.get(i8)).contains(x))</text:p>
      <text:p text:style-name="Standard"><text:tab/><text:tab/><text:tab/>{</text:p>
      <text:p text:style-name="Standard"><text:tab/><text:tab/><text:tab/><text:tab/>for(i9=0;i9&lt;temp.size();i9++)</text:p>
      <text:p text:style-name="Standard"><text:tab/><text:tab/><text:tab/><text:tab/><text:tab/>{</text:p>
      <text:p text:style-name="Standard"><text:tab/><text:tab/><text:tab/><text:tab/><text:tab/><text:tab/>(merge.get(i8)).add(temp.get(i9));</text:p>
      <text:p text:style-name="Standard"><text:tab/><text:tab/><text:tab/><text:tab/><text:tab/>}</text:p>
      <text:p text:style-name="Standard"><text:tab/><text:tab/><text:tab/>}</text:p>
      <text:p text:style-name="Standard"><text:tab/><text:tab/>}</text:p>
      <text:p text:style-name="Standard"><text:tab/>/*</text:p>
      <text:p text:style-name="Standard"><text:tab/><text:tab/>System.out.println(" final merge:");</text:p>
      <text:p text:style-name="Standard"><text:soft-page-break/><text:tab/><text:tab/>for(in=0;in&lt;merge.size();in++)</text:p>
      <text:p text:style-name="Standard"><text:tab/><text:tab/>{</text:p>
      <text:p text:style-name="Standard"><text:tab/><text:tab/><text:tab/>System.out.println("new merge set");</text:p>
      <text:p text:style-name="Standard"><text:tab/><text:tab/><text:tab/>for(in2=0;in2&lt;(merge.get(in)).size();in2++)</text:p>
      <text:p text:style-name="Standard"><text:tab/><text:tab/><text:tab/><text:tab/>System.out.println((merge.get(in)).get(in2));</text:p>
      <text:p text:style-name="Standard"><text:tab/><text:tab/>}</text:p>
      <text:p text:style-name="Standard"><text:tab/><text:tab/>*/</text:p>
      <text:p text:style-name="Standard"><text:tab/></text:p>
      <text:p text:style-name="Standard"><text:tab/><text:tab/>}</text:p>
      <text:p text:style-name="Standard"><text:tab/><text:tab/></text:p>
      <text:p text:style-name="Standard"><text:tab/><text:tab/>counter2 =(list.get(0)).size()-1;</text:p>
      <text:p text:style-name="Standard"><text:tab/><text:tab/></text:p>
      <text:p text:style-name="Standard"><text:tab/><text:tab/>if(counter&gt;counter2)</text:p>
      <text:p text:style-name="Standard"><text:tab/><text:tab/>{</text:p>
      <text:p text:style-name="Standard"><text:tab/><text:tab/><text:tab/>System.out.println("We compare counter "+ counter+ " and counter 2 "+ counter2);</text:p>
      <text:p text:style-name="Standard"><text:tab/><text:tab/><text:tab/>counter=counter2;</text:p>
      <text:p text:style-name="Standard"><text:tab/><text:tab/>}</text:p>
      <text:p text:style-name="Standard"><text:tab/><text:tab/>System.out.println("We count "+ counter2+ "so counter = "+ counter);</text:p>
      <text:p text:style-name="Standard"><text:tab/>//<text:tab/>System.out.println("This is the final list");</text:p>
      <text:p text:style-name="Standard"><text:tab/>//<text:tab/>for(in=0;in&lt;list.size();in++)</text:p>
      <text:p text:style-name="Standard"><text:tab/><text:tab/>//{</text:p>
      <text:p text:style-name="Standard"><text:tab/><text:tab/><text:tab/>//System.out.println("new point");</text:p>
      <text:p text:style-name="Standard"><text:tab/><text:tab/><text:tab/>//for(in2=0;in2&lt;(list.get(in)).size();in2++)</text:p>
      <text:p text:style-name="Standard"><text:tab/><text:tab/><text:tab/><text:tab/>//System.out.println((list.get(in)).get(in2));</text:p>
      <text:p text:style-name="Standard"><text:tab/>//<text:tab/>}</text:p>
      <text:p text:style-name="Standard"><text:tab/><text:tab/></text:p>
      <text:p text:style-name="Standard"><text:tab/><text:tab/></text:p>
      <text:p text:style-name="Standard"><text:tab/><text:tab/>//System.out.println("This is merge:");</text:p>
      <text:p text:style-name="Standard"><text:tab/><text:tab/><text:tab/>//for(in=0;in&lt;merge.size()-1;in++)</text:p>
      <text:p text:style-name="Standard"><text:tab/><text:tab/>//{</text:p>
      <text:p text:style-name="Standard"><text:tab/><text:tab/><text:tab/>//for(in2=0;in2&lt;(merge.get(in)).size();in2++)</text:p>
      <text:p text:style-name="Standard"><text:tab/><text:tab/><text:tab/><text:tab/>//System.out.println((merge.get(in)).get(in2));</text:p>
      <text:p text:style-name="Standard"><text:tab/><text:tab/>//}</text:p>
      <text:p text:style-name="Standard"><text:tab/><text:tab/></text:p>
      <text:p text:style-name="Standard"><text:tab/><text:tab/>/*<text:tab/>int x=0,y=0;</text:p>
      <text:p text:style-name="Standard"><text:tab/><text:tab/>while(x==0)</text:p>
      <text:p text:style-name="Standard"><text:tab/><text:tab/>{</text:p>
      <text:p text:style-name="Standard"><text:tab/><text:tab/><text:tab/></text:p>
      <text:p text:style-name="Standard"><text:tab/><text:tab/><text:tab/>//i = 0 + (int)(Math.random() * ((n - 0) + 1));</text:p>
      <text:p text:style-name="Standard"><text:tab/><text:tab/><text:tab/>i = rn.nextInt((merge.size()-1) - 0 + 1) + 0;</text:p>
      <text:p text:style-name="Standard"><text:tab/><text:tab/><text:tab/>x=(merge.get(i)).get(0);</text:p>
      <text:p text:style-name="Standard"><text:tab/><text:tab/><text:tab/>indexx=i;</text:p>
      <text:p text:style-name="Standard"><text:tab/><text:tab/><text:tab/>//System.out.println("here "+i+" <text:s/>"+list.get(i)+" <text:s/>"+x);</text:p>
      <text:p text:style-name="Standard"><text:tab/><text:tab/>}</text:p>
      <text:p text:style-name="Standard"/>
      <text:p text:style-name="Standard"><text:tab/><text:tab/>for(j = 0; j &lt; list.size()-1; j++)</text:p>
      <text:p text:style-name="Standard"><text:tab/><text:tab/>{</text:p>
      <text:p text:style-name="Standard"><text:tab/><text:tab/><text:tab/>if(list.get(j)==0)</text:p>
      <text:p text:style-name="Standard"><text:tab/><text:tab/><text:tab/>{</text:p>
      <text:p text:style-name="Standard"><text:tab/><text:tab/><text:tab/><text:tab/>if(list.get(j+1)==x)</text:p>
      <text:p text:style-name="Standard"><text:tab/><text:tab/><text:tab/><text:tab/>{</text:p>
      <text:p text:style-name="Standard"><text:soft-page-break/><text:tab/><text:tab/><text:tab/><text:tab/><text:tab/>k=j+2;</text:p>
      <text:p text:style-name="Standard"><text:tab/><text:tab/><text:tab/><text:tab/><text:tab/>while(list.get(k)!=0 )</text:p>
      <text:p text:style-name="Standard"><text:tab/><text:tab/><text:tab/><text:tab/><text:tab/>{</text:p>
      <text:p text:style-name="Standard"><text:tab/><text:tab/><text:tab/><text:tab/><text:tab/><text:tab/></text:p>
      <text:p text:style-name="Standard"><text:tab/><text:tab/><text:tab/><text:tab/><text:tab/><text:tab/>a.add(list.get(k));</text:p>
      <text:p text:style-name="Standard"><text:tab/><text:tab/><text:tab/><text:tab/><text:tab/><text:tab/>k++;</text:p>
      <text:p text:style-name="Standard"><text:tab/><text:tab/><text:tab/><text:tab/><text:tab/><text:tab/>//System.out.println("the size of list is "+list.size()+" k is: "+k+ "and list.get(k) is "+list.get(k));</text:p>
      <text:p text:style-name="Standard"><text:tab/><text:tab/><text:tab/><text:tab/><text:tab/>}</text:p>
      <text:p text:style-name="Standard"><text:tab/><text:tab/><text:tab/><text:tab/>}<text:tab/><text:tab/></text:p>
      <text:p text:style-name="Standard"><text:tab/><text:tab/><text:tab/>}<text:tab/><text:tab/></text:p>
      <text:p text:style-name="Standard"><text:tab/><text:tab/>}*/</text:p>
      <text:p text:style-name="Standard"><text:tab/>/*</text:p>
      <text:p text:style-name="Standard"><text:tab/><text:tab/>indexy = indexx+1 + (int)(Math.random() * ((a.size() ) + 1));</text:p>
      <text:p text:style-name="Standard"><text:tab/><text:tab/>//int randomNum = rand.nextInt(max - min + 1) + min;</text:p>
      <text:p text:style-name="Standard"><text:tab/><text:tab/>indexy=rn2.nextInt(indexx+a.size() - (indexx+1) + 1) + indexx+1;</text:p>
      <text:p text:style-name="Standard"><text:tab/><text:tab/><text:tab/></text:p>
      <text:p text:style-name="Standard"><text:tab/><text:tab/>System.out.println(indexx+" and list " +list.get(indexx));</text:p>
      <text:p text:style-name="Standard"><text:tab/><text:tab/>System.out.println(indexy+" and list " );*/</text:p>
      <text:p text:style-name="Standard"><text:tab/>}</text:p>
      <text:p text:style-name="Standard"><text:tab/><text:tab/>System.out.println("Count "+ counter);<text:tab/></text:p>
      <text:p text:style-name="Standard"><text:tab/>}</text:p>
      <text:p text:style-name="Standard"><text:tab/></text:p>
      <text:p text:style-name="Standard"><text:tab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7:40:06.31</meta:creation-date>
    <meta:document-statistic meta:table-count="0" meta:image-count="0" meta:object-count="0" meta:page-count="6" meta:paragraph-count="271" meta:word-count="549" meta:character-count="5934"/>
    <dc:date>2013-02-22T17:40:25.22</dc:date>
    <meta:editing-duration>PT18S</meta:editing-duration>
    <meta:editing-cycles>1</meta:editing-cycles>
    <meta:generator>OpenOffice.org/3.4.1$Win32 OpenOffice.org_project/341m1$Build-9593</meta:generator>
  </office:meta>
</office:document-meta>
</file>